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9ea8b" officeooo:paragraph-rsid="0009ea8b"/>
    </style:style>
    <style:style style:name="P2" style:family="paragraph" style:parent-style-name="Text_20_body">
      <style:text-properties officeooo:rsid="0009ea8b" officeooo:paragraph-rsid="0009ea8b"/>
    </style:style>
    <style:style style:name="P3" style:family="paragraph" style:parent-style-name="Heading_20_2">
      <style:text-properties officeooo:rsid="0024d1d6" officeooo:paragraph-rsid="0024d1d6"/>
    </style:style>
    <style:style style:name="P4" style:family="paragraph" style:parent-style-name="Text_20_body">
      <style:text-properties officeooo:rsid="00284e31" officeooo:paragraph-rsid="00284e31"/>
    </style:style>
    <style:style style:name="P5" style:family="paragraph" style:parent-style-name="Text_20_body">
      <style:text-properties officeooo:rsid="003108e3" officeooo:paragraph-rsid="003108e3"/>
    </style:style>
    <style:style style:name="P6" style:family="paragraph" style:parent-style-name="Text_20_body">
      <style:text-properties officeooo:rsid="003129b4" officeooo:paragraph-rsid="003129b4"/>
    </style:style>
    <style:style style:name="P7" style:family="paragraph" style:parent-style-name="Text_20_body">
      <style:text-properties officeooo:rsid="0029ae72" officeooo:paragraph-rsid="0029ae72"/>
    </style:style>
    <style:style style:name="P8" style:family="paragraph" style:parent-style-name="Text_20_body">
      <style:text-properties officeooo:rsid="0031c420" officeooo:paragraph-rsid="0031c420"/>
    </style:style>
    <style:style style:name="P9" style:family="paragraph" style:parent-style-name="Text_20_body">
      <style:text-properties officeooo:rsid="0029ae72" officeooo:paragraph-rsid="0031ce22"/>
    </style:style>
    <style:style style:name="P10" style:family="paragraph" style:parent-style-name="Text_20_body">
      <style:text-properties officeooo:rsid="0031ce22" officeooo:paragraph-rsid="0031ce22"/>
    </style:style>
    <style:style style:name="P11" style:family="paragraph" style:parent-style-name="Text_20_body">
      <style:text-properties officeooo:rsid="0031c420" officeooo:paragraph-rsid="00284e31"/>
    </style:style>
    <style:style style:name="P12" style:family="paragraph" style:parent-style-name="Text_20_body">
      <style:text-properties officeooo:rsid="002660cb" officeooo:paragraph-rsid="002660cb"/>
    </style:style>
    <style:style style:name="P13" style:family="paragraph" style:parent-style-name="Heading_20_2">
      <style:paragraph-properties fo:break-before="page"/>
      <style:text-properties officeooo:rsid="0024d1d6" officeooo:paragraph-rsid="0024d1d6"/>
    </style:style>
    <style:style style:name="P14" style:family="paragraph" style:parent-style-name="Text_20_body">
      <style:text-properties officeooo:rsid="002d8476" officeooo:paragraph-rsid="002d8476"/>
    </style:style>
    <style:style style:name="P15" style:family="paragraph" style:parent-style-name="Text_20_body">
      <style:text-properties officeooo:rsid="002d8476" officeooo:paragraph-rsid="002f809f"/>
    </style:style>
    <style:style style:name="P16" style:family="paragraph" style:parent-style-name="Text_20_body">
      <style:text-properties officeooo:rsid="002f809f" officeooo:paragraph-rsid="002f809f"/>
    </style:style>
    <style:style style:name="P17" style:family="paragraph" style:parent-style-name="Text_20_body">
      <style:text-properties officeooo:rsid="0031ec25" officeooo:paragraph-rsid="0031ec25"/>
    </style:style>
    <style:style style:name="P18" style:family="paragraph" style:parent-style-name="Text_20_body">
      <style:text-properties officeooo:rsid="00358416" officeooo:paragraph-rsid="00358416"/>
    </style:style>
    <style:style style:name="P19" style:family="paragraph" style:parent-style-name="Text_20_body">
      <style:text-properties officeooo:rsid="0039d3f2" officeooo:paragraph-rsid="0039d3f2"/>
    </style:style>
    <style:style style:name="P20" style:family="paragraph" style:parent-style-name="Text_20_body">
      <style:text-properties fo:color="#d19a66" loext:opacity="100%" officeooo:paragraph-rsid="002d8476"/>
    </style:style>
    <style:style style:name="P21" style:family="paragraph" style:parent-style-name="Text_20_body">
      <style:text-properties fo:font-weight="normal" officeooo:rsid="00129c9e" officeooo:paragraph-rsid="000bed92" style:font-weight-asian="normal" style:font-weight-complex="normal"/>
    </style:style>
    <style:style style:name="P22" style:family="paragraph" style:parent-style-name="Text_20_body">
      <style:text-properties officeooo:rsid="002a9e68" officeooo:paragraph-rsid="002a9e68"/>
    </style:style>
    <style:style style:name="P23" style:family="paragraph" style:parent-style-name="Text_20_body">
      <style:text-properties officeooo:rsid="002c0144" officeooo:paragraph-rsid="002c0144"/>
    </style:style>
    <style:style style:name="P24" style:family="paragraph" style:parent-style-name="Text_20_body">
      <style:text-properties fo:font-weight="bold" officeooo:rsid="0014857d" officeooo:paragraph-rsid="00129c9e" style:font-weight-asian="bold" style:font-weight-complex="bold"/>
    </style:style>
    <style:style style:name="P25" style:family="paragraph" style:parent-style-name="Text_20_body">
      <style:text-properties fo:font-weight="normal" officeooo:rsid="002660cb" officeooo:paragraph-rsid="002660cb" style:font-weight-asian="normal" style:font-weight-complex="normal"/>
    </style:style>
    <style:style style:name="P26" style:family="paragraph" style:parent-style-name="Heading_20_2">
      <style:text-properties officeooo:rsid="001e2fc6" officeooo:paragraph-rsid="001e2fc6"/>
    </style:style>
    <style:style style:name="P27" style:family="paragraph" style:parent-style-name="Text_20_body">
      <style:text-properties officeooo:rsid="000da65d" officeooo:paragraph-rsid="001e2fc6"/>
    </style:style>
    <style:style style:name="T1" style:family="text">
      <style:text-properties officeooo:rsid="0024d1d6"/>
    </style:style>
    <style:style style:name="T2" style:family="text">
      <style:text-properties officeooo:rsid="000a8c5a"/>
    </style:style>
    <style:style style:name="T3" style:family="text">
      <style:text-properties officeooo:rsid="00262d91"/>
    </style:style>
    <style:style style:name="T4" style:family="text">
      <style:text-properties officeooo:rsid="003108e3"/>
    </style:style>
    <style:style style:name="T5" style:family="text">
      <style:text-properties officeooo:rsid="0031c420"/>
    </style:style>
    <style:style style:name="T6" style:family="text">
      <style:text-properties officeooo:rsid="00358416"/>
    </style:style>
    <style:style style:name="T7" style:family="text">
      <style:text-properties officeooo:rsid="0031ce22"/>
    </style:style>
    <style:style style:name="T8" style:family="text">
      <style:text-properties officeooo:rsid="002a9e68"/>
    </style:style>
    <style:style style:name="T9" style:family="text">
      <style:text-properties officeooo:rsid="002d8476"/>
    </style:style>
    <style:style style:name="T10" style:family="text">
      <style:text-properties officeooo:rsid="002f809f"/>
    </style:style>
    <style:style style:name="T11" style:family="text">
      <style:text-properties officeooo:rsid="0037e8e3"/>
    </style:style>
    <style:style style:name="T12" style:family="text">
      <style:text-properties officeooo:rsid="002660cb"/>
    </style:style>
    <style:style style:name="T13" style:family="text">
      <style:text-properties officeooo:rsid="002c0144"/>
    </style:style>
    <style:style style:name="T14" style:family="text">
      <style:text-properties officeooo:rsid="003318d0"/>
    </style:style>
    <style:style style:name="T15" style:family="text">
      <style:text-properties fo:font-weight="normal" officeooo:rsid="002660c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93_638965479"/><text:span text:style-name="T1">WRITTEN REPORT</text:span><text:span text:style-name="T2">: KARMA</text:span><text:bookmark-end text:name="__RefHeading___Toc1493_638965479"/></text:h>
      <text:p text:style-name="P2">DEADLINE: 3PM, FRIDAY 1<text:span text:style-name="T3">2</text:span>th DECEMBER 2025</text:p>
      <text:h text:style-name="P3" text:outline-level="2"><text:bookmark-start text:name="__RefHeading___Toc1495_638965479"/>DESIGN<text:bookmark-end text:name="__RefHeading___Toc1495_638965479"/></text:h>
      <text:p text:style-name="P4">To start, I first created a top down design tree for the functions listed to implement. Not only did this let me get my head around how the system was supposed to work, it also let me know which ones to implement first, as the ones to implement first should be independent of other functions, as this means that they can be tested first. For example, these were: legalPlay, replenish cards, giveWastePileTo and shuffleDeck. After implementing these, I found that most shared code, for updating the player, so I quickly turned that into a function, which searches through the player list for a player matching the playerId, and swapping it out for the player passed in. I tested it quickly to confirm it worked, then tested the ones relying on it to ensure they worked with it. <text:span text:style-name="T4">As a quick example, replenishCards works by comparing the number of cards less than 3 in the players hand to 0, taking the max, so that if the player has more than three cards, it won’t start replenishing cards. If they do need to take cards, it will take the top card off the drawPile, and recurse, until there are three cards in the player’s hand. It then updates the player using updatePlayer</text:span></text:p>
      <text:p text:style-name="P4">Then, I could move up to the next layer, so functions like validPlays, basicStrategy.</text:p>
      <text:p text:style-name="P5">I made a few helper functions to aid the design of the game, mainly lower level functions. I’ll explain the most used here:</text:p>
      <text:p text:style-name="P5">updatePlayer: this takes in a player object, and searches through the list of players in the gameState to find the one with the same pId. It then replaces that player with the new one</text:p>
      <text:p text:style-name="P5">head’: this is mostly used when I want to take the head of the discardPile, which could be empty. It is head but allows for an empty case, where it returns Nothing. It is then fed into a function which expects Maybe Card anyway.</text:p>
      <text:p text:style-name="P5">removeCard: when a player plays a card, as there is only one of that card in the deck, it can search through the player’s hand, faceUp and faceDown to find the card/cards played, and remove it from their cards.</text:p>
      <text:p text:style-name="P6">nextPlayer: this will return the index of the next player in the player list. It accounts for the order (order in the gameState), and is helpful as it can be used in stealCard, which relies on getting the next index.</text:p>
      <text:p text:style-name="P6">setupAndPlay: this gets the players from the gameState, deals to them, gets the starting player, and starts the gameLoop. Its seperate from playOneGame as the functions in setupAndPlay rely on there being a gameState, which isn’t the case in playOneGame yet.</text:p>
      <text:p text:style-name="P6">findStartPlayer: gets the starting player. It is first called with a rank of three, as is filters the players based on if they have threes or not, and chooses the one with the most threes. If no one has threes however, then it will recurse and take the next rank as the argument. I haven’t put a base case in it, as so long as the players have been dealt to, it should always be able to find a player with cards.</text:p>
      <text:p text:style-name="P6">outputStats: this is used in gameLoopWithHistory, it just adds what is happening that turn to the messages field in the gameState</text:p>
      <text:p text:style-name="P6">runTournament: as I am unable to recurse on playTournament, I made runTournament to do it. Every time it is called, it plays one game, takes the results and combines them with another call to itself. <text:span text:style-name="T5">It returns the results to playTournament</text:span></text:p>
      <text:p text:style-name="P7"><text:soft-page-break/>The way my gameLoop is implemented is: first, it calls applyStrategy, which will first figure out which strategy the player is using, using the strategy field stored in the player data-structure. Then it will use that to get a list of the cards to play, if it can. If the list is empty, then it will pick up the discard pile, otherwise it will add them to the top of the discardPile. Finally, it will decide, based on that card, if there are any actions to be made (like a 9 stealing a card or four of the same card deleting). gameLoop will then check if the current player is out of the game, by checking if hand, faceUp and faceDown are emtpy. If they are out, it adds the player to the finishedOrder list, and removes it from the playerList. Finally, it will set the currentIx to the next player, and recurse. If all but one player has finished, then it will add that player to the end of finishedOrder, and return it. <text:span text:style-name="T6">GameLoop also is responsible for updating the currentIx, as this makes more sense, due to the fact that some elements of a player’s go is still happening in gameLoop, such as the updating of the discardPile, and any actions that happen from it (like stealing from the next player, which would require a function to get the last player, or updating the direction of play, which wouldn’t happen if I did it in apply strategy) and the check to see if they are out of the game.</text:span></text:p>
      <text:p text:style-name="P8">basicStrategy works by first getting the player, then if the hand is empty, <text:span text:style-name="T7">it will check the faceUp cards. If that is also empty, it will return the first card from faceDown (which doesn’t really matter as you can’t see it anyway). Otherwise it will find the lowest rank card from faceUp, and if the hand isn’t empty, it will return the lowest rank from the hand. To extend this to basicStrategySets, when selecting the card I instead stored the rank of the lowest legal card, and then used a list comprehension to return the set of all cards matching that rank.</text:span></text:p>
      <text:p text:style-name="P9">I have played this game a lot, albeit with slightly different rules with my family – its the go to card game for us. Because of this, I know the general strategy, which is what I implemented. However, due to deleting the pile not giving a new turn, you gain no real benefit from doing so, which made me change my strategy slightly. In order to implement this, I wanted to be able to rank the cards based on their power instead of their ranking, so I used pattern matching to create a new function rankValue, which returns the actual power of the card from their rank, which I can call on the rank of a card. I put 2s, 10s <text:span text:style-name="T5">and 8s</text:span> at the top, and then the rest of in their usual order. For my strategy, I want to play defensively, as picking up cards is generally bad for you, and you can’t choose to pickup in this version. Therefore, if I have multiple 2s, 10s <text:span text:style-name="T5">or 8s</text:span>, I will only play them one at a time, as they can be used on anything. <text:span text:style-name="T7">In addition to the 2s, 10s or 8s, any cards that are two below in rank of the highest card that could possibly be played will also be played one at a time. I implemented this by checking through the burnedPiles and discardPile for the highest rank of cards, and if it doesn’t find any, then it will recurse and check the rank below, until it finds one that does have one of that rank. </text:span></text:p>
      <text:p text:style-name="P9">-- <text:span text:style-name="T8">not implemented yet:</text:span></text:p>
      <text:p text:style-name="P10">In addition to this, in order to minimise the amount picked up, if the player has four cards in their hand, and the discardPile is getting large, it will attempt to play them (given that they are legal).<text:span text:style-name="T8"><text:line-break/>Another thing, is when the next player is low on cards, then I want to be aggressive, to force them to pick up instead of me, which I do by playing the second highest card I have, as I still want to defend myself if I can.</text:span></text:p>
      <text:p text:style-name="P11"/>
      <text:p text:style-name="P12">- create the top down design diagram</text:p>
      <text:h text:style-name="P3" text:outline-level="2" text:is-list-header="true"/>
      <text:h text:style-name="P13" text:outline-level="2"><text:bookmark-start text:name="__RefHeading___Toc1497_638965479"/>TESTING<text:bookmark-end text:name="__RefHeading___Toc1497_638965479"/></text:h>
      <text:p text:style-name="P14">I tested along the way, to ensure that the functions depending on others wouldn’t break, and it would be easier to track down bugs. To do this, I loaded Karma into ghci, initialised a gameState and a couple of players like this:</text:p>
      <text:p text:style-name="Text_20_body"><text:span text:style-name="T9">`</text:span>gen &lt;- newStdGen</text:p>
      <text:p text:style-name="Text_20_body">let deck = [Card r s | s &lt;- [Clubs], r &lt;- [R2 .. R5]]</text:p>
      <text:p text:style-name="Text_20_body">let p1 = Player 0 "Alice" [Card R5 Hearts, Card R7 Clubs] [] [] "basic"</text:p>
      <text:p text:style-name="Text_20_body">let p2 = Player 1 "Bob" [Card R6 Spades] [] [] "basic"</text:p>
      <text:p text:style-name="Text_20_body">let testState1 = GameState [p1, p2] 0 deck [Card R4 Diamonds] [] gen [] "" True False False False</text:p>
      <text:p text:style-name="Text_20_body">let finalState1 = execState applyStrategy testState1`</text:p>
      <text:p text:style-name="P15">And from there I could get the output of the gameState for anything that went wrong.</text:p>
      <text:p text:style-name="P15"><text:span text:style-name="T10">I did validation testing, and used normal, boundrary and erroneous data. EXPANDDDDD</text:span><text:line-break/></text:p>
      <text:p text:style-name="P14">An important bug that I found this way was in applyStrategy, <text:span text:style-name="T10">where I wasn’t applying the rules (burn on 10, burn on top four the same etc.) until the next turn, which lead to the next turn being played on an out of date discard pile. This is because I wasn’t binding the updated value of discardPile after I had added the player’s card to it. An easy fix, but a large bug, and one that wouldn’t have appeared unless I specifically tested for it.</text:span></text:p>
      <text:p text:style-name="P16">I also decided to not use Hunit, mainly because of time constraints. I would’ve had to learn how to use it, and spend time writing tests, which as I was not using test driven development, it was easier to just write the tests manually and run them. I did save the tests that I had written out into a google doc, meaning that if I wanted to reuse a gameState or player, I could just copy and paste into ghci.</text:p>
      <text:p text:style-name="P17">In my testing, I found another bug where the game gets stuck in an infinite loop. After having narrowed down the error, I found that it was not an issue with the code, but an issue with the strategies, as the players can get in a constant loop of picking up each others cards. Therefore I decided to add a maximum number of iterations (150) as it was beyond what I ever saw from a non looping game, and still didn’t take too much time to reach. <text:s/>I returned the winner of that game as an empty </text:p>
      <text:p text:style-name="P18">Another bug I found was the game not terminating properly. Due to when I was checking it, it would continue playing with just one player sometimes. <text:span text:style-name="T11">This was cause in gameLoop, where </text:span></text:p>
      <text:p text:style-name="P19">Another bug with 7s not working properly in legalPlay</text:p>
      <text:p text:style-name="P16">When I had finished writing code, </text:p>
      <text:p text:style-name="P20"/>
      <text:p text:style-name="P21">- <text:span text:style-name="T12">Explain that you tested everything individually first</text:span></text:p>
      <text:p text:style-name="P21">- <text:span text:style-name="T12">did not use Hunit, take more time</text:span></text:p>
      <text:p text:style-name="P21">- <text:span text:style-name="T12">a few examples, input and output</text:span></text:p>
      <text:h text:style-name="P3" text:outline-level="2"><text:bookmark-start text:name="__RefHeading___Toc1509_638965479"/><text:soft-page-break/>CRITICAL REFLECTION<text:bookmark-end text:name="__RefHeading___Toc1509_638965479"/></text:h>
      <text:p text:style-name="P22">I found this quite hard to get started on, as there were a lot of functions to implement, and as the structure was predetermined, I couldn’t implement it how it felt natural to me. To get my head around it, making the top down diagram helped, so I would definitely do that again, however this did leave out a lot of helper functions that I ended up implementing, so perhaps some more time to think about overlap between the functions would have been beneficial.</text:p>
      <text:p text:style-name="P22">I think that the hardest challenge at the start was probably that it was released before we had covered the necessary content to get further than about step 1, as states were one of the last things covered, which meant that I had to teach them to myself, which definitely took up some time. Like most things in this module though, they were hard to learn, but when I got my head around contexts, binding and modify, it was reasonably quick. <text:span text:style-name="T13">However, due to this being one of the last things that was taught, there wasn’t much time left to actually implement the solution, which lead to less time to test, and a program which is more prone to error.</text:span></text:p>
      <text:p text:style-name="P23">When I was testing functions, obviously most things didn’t work first time, but I found it incredibly hard to narrow down where bugs were coming from, as ghc error messages are vague to say the least. I could deal with them until step 3 functions, where they became more complex, and had to deal with monads more, which made me get fustrated, and find out about trace and traceM, which let me output to the terminal far more easily, and debugging considerably easier as I could check values and the execution flow to track down bugs. Had I learned about this earlier, I believe that development would’ve been far quicker, and the program would’ve been more bug free. </text:p>
      <text:p text:style-name="P23">Something else that I found was Hlint, which let me adhere to the style guidelines of Haskell far easier. <text:span text:style-name="T14">I ran it on my code at the end. This an traceM made my research into debugging Haskell very worth it, as it sped up my debugging, which proves that research before you start is worth it. Looking back, I wish I had done it earlier.</text:span></text:p>
      <text:p text:style-name="P23">In terms of what went well, I think most of my functions take advantages of the benefits of haskell, namely list comprehensions and the ease of recursion to make short, simple and reusable functions, with a high degree of <text:span text:style-name="T14">cohesion. Once I figured out how states work it became far </text:span></text:p>
      <text:p text:style-name="P23"/>
      <text:p text:style-name="P24">- <text:span text:style-name="T15">Hard to get started, labs were shit. Had to learn a lot of stuff, so slow going. Code probably</text:span></text:p>
      <text:p text:style-name="P25">more high quality</text:p>
      <text:p text:style-name="P25">- felt testing rushed as did not have enough time to implement assignment (every function depended on</text:p>
      <text:p text:style-name="P25">gameState, which we weren’t taught about till last week</text:p>
      <text:p text:style-name="P25">- what would do differently?</text:p>
      <text:p text:style-name="P25">- what went well</text:p>
      <text:p text:style-name="P25">- what didn’t go well</text:p>
      <text:p text:style-name="P25">- bad experience</text:p>
      <text:p text:style-name="P25">- probably wouldn’t do much differently, could waffle about waiting for everything to be done first</text:p>
      <text:h text:style-name="P26" text:outline-level="2"><text:bookmark-start text:name="__RefHeading___Toc1511_638965479"/><text:soft-page-break/>A<text:span text:style-name="T1">PPENDIX</text:span><text:bookmark-end text:name="__RefHeading___Toc1511_638965479"/></text:h>
      <text:p text:style-name="P27"/>
      <text:p text:style-name="P23">No generative AI tools were used in the preparation of the solution to this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line-height="100%" style:page-number="auto"/>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color="#1b365b" loext:opacity="100%" style:font-name="Liberation Serif1" fo:font-family="'Liberation Serif'" style:font-style-name="Bold" style:font-family-generic="roman"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color="#1b365b" loext:opacity="100%" fo:font-size="12pt" style:text-underline-style="solid" style:text-underline-width="auto" style:text-underline-color="font-color" fo:font-weight="bold" style:font-size-asian="14pt" style:font-weight-asian="bold" style:font-size-complex="14pt" style:font-weight-complex="bold"/>
    </style:style>
    <style:style style:name="Code_20_Block" style:display-name="Code Block" style:family="paragraph" style:parent-style-name="Standard">
      <loext:graphic-properties draw:fill="solid" draw:fill-color="#fff9cc"/>
      <style:paragraph-properties fo:background-color="#fff9cc" fo:padding="0.049cm" fo:border="0.51pt solid #d3d3d3"/>
      <style:text-properties style:font-name="Liberation Mono1" fo:font-family="'Liberation Mono'" style:font-style-name="Regular"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Liberation Mono1" fo:font-family="'Liberation Mono'" style:font-style-name="Regular" style:font-family-generic="modern" style:font-pitch="fixed" fo:font-size="11pt" fo:background-color="#fff9c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ea8b" officeooo:paragraph-rsid="0009ea8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2108 Functional Programming - Autumn 2025</text:p>
      </style:header>
      <style:footer>
        <text:p text:style-name="MP2"><text:bookmark-start text:name="PageNumWizard_FOOTER_Default Page Style6"/><text:page-number text:select-page="current">5</text:page-number><text:bookmark-end text:name="PageNumWizard_FOOTER_Default Page Style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5T12:29:29.774001592</meta:creation-date>
    <dc:date>2025-12-11T14:47:42.215746138</dc:date>
    <meta:editing-duration>PT7H52M25S</meta:editing-duration>
    <meta:editing-cycles>15</meta:editing-cycles>
    <meta:generator>LibreOffice/25.2.7.2$Linux_X86_64 LibreOffice_project/520$Build-2</meta:generator>
    <meta:print-date>2025-09-15T17:30:22.505436942</meta:print-date>
    <meta:printed-by>PDF files</meta:printed-by>
    <meta:document-statistic meta:table-count="0" meta:image-count="0" meta:object-count="0" meta:page-count="5" meta:paragraph-count="58" meta:word-count="2335" meta:character-count="12569" meta:non-whitespace-character-count="10283"/>
  </office:meta>
</office:document-meta>
</file>